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ormatter.print( Date dat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er.createDateFormat( Locale loca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ateFormatter.setFallbackPatterns( String ... fallback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er.getDateFormat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er.setTimeZone(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er.setSourc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er.setStylePattern( String styl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er.DateFormatter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er.setStyle( int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er.Date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eFormatter.getStylePatternForChar( int 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Formatter.configureDateFormat( DateFormat date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Formatter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er.setLenient( boolean len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er.setIso( ISO is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er.parse( String text , Locale loca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